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cking `mingetty'... <text:s text:c="37"/>not found</text:p>
      <text:p text:style-name="Standard">Checking `netstat'... <text:s text:c="38"/>not infected</text:p>
      <text:p text:style-name="Standard">Checking `named'... <text:s text:c="40"/>not found</text:p>
      <text:p text:style-name="Standard">Checking `passwd'... <text:s text:c="39"/>not infected</text:p>
      <text:p text:style-name="Standard">Checking `pidof'... <text:s text:c="40"/>not infected</text:p>
      <text:p text:style-name="Standard">Checking `pop2'... <text:s text:c="41"/>not found</text:p>
      <text:p text:style-name="Standard">Checking `pop3'... <text:s text:c="41"/>not found</text:p>
      <text:p text:style-name="Standard">Checking `ps'... <text:s text:c="43"/>not infected</text:p>
      <text:p text:style-name="Standard">Checking `pstree'... <text:s text:c="39"/>not infected</text:p>
      <text:p text:style-name="Standard">Checking `rpcinfo'... <text:s text:c="38"/>not found</text:p>
      <text:p text:style-name="Standard">Checking `rlogind'... <text:s text:c="38"/>not found</text:p>
      <text:p text:style-name="Standard">Checking `rshd'... <text:s text:c="41"/>not found</text:p>
      <text:p text:style-name="Standard">Checking `slogin'... <text:s text:c="39"/>not infected</text:p>
      <text:p text:style-name="Standard">Checking `sendmail'... <text:s text:c="37"/>not found</text:p>
      <text:p text:style-name="Standard">Checking `sshd'... <text:s text:c="41"/>not found</text:p>
      <text:p text:style-name="Standard">Checking `syslogd'... <text:s text:c="38"/>not tested</text:p>
      <text:p text:style-name="Standard">Checking `tar'... <text:s text:c="42"/>not infected</text:p>
      <text:p text:style-name="Standard">Checking `tcpd'... <text:s text:c="41"/>not infected</text:p>
      <text:p text:style-name="Standard">Checking `tcpdump'... <text:s text:c="38"/>not infected</text:p>
      <text:p text:style-name="Standard">Checking `top'... <text:s text:c="42"/>not infected</text:p>
      <text:p text:style-name="Standard">Checking `telnetd'... <text:s text:c="38"/>not found</text:p>
      <text:p text:style-name="Standard">Checking `timed'... <text:s text:c="40"/>not found</text:p>
      <text:p text:style-name="Standard">Checking `traceroute'... <text:s text:c="35"/>not found</text:p>
      <text:p text:style-name="Standard">Checking `vdir'... <text:s text:c="41"/>not infected</text:p>
      <text:p text:style-name="Standard">Checking `w'... <text:s text:c="44"/>not infected</text:p>
      <text:p text:style-name="Standard">Checking `write'... <text:s text:c="40"/>not infected</text:p>
      <text:p text:style-name="Standard">Checking `aliens'... <text:s text:c="39"/>no suspect files</text:p>
      <text:p text:style-name="Standard">Searching for sniffer's logs, it may take a while... <text:s text:c="7"/>nothing found</text:p>
      <text:p text:style-name="Standard">Searching for rootkit HiDrootkit's default files... <text:s text:c="8"/>nothing found</text:p>
      <text:p text:style-name="Standard">Searching for rootkit t0rn's default files... <text:s text:c="14"/>nothing found</text:p>
      <text:p text:style-name="Standard">Searching for t0rn's v8 defaults... <text:s text:c="24"/>nothing found</text:p>
      <text:p text:style-name="Standard">Searching for rootkit Lion's default files... <text:s text:c="14"/>nothing found</text:p>
      <text:p text:style-name="Standard">Searching for rootkit RSHA's default files... <text:s text:c="14"/>nothing found</text:p>
      <text:p text:style-name="Standard">Searching for rootkit RH-Sharpe's default files... <text:s text:c="9"/>nothing found</text:p>
      <text:p text:style-name="Standard">Searching for Ambient's rootkit (ark) default files and dirs... nothing found</text:p>
      <text:p text:style-name="Standard">Searching for suspicious files and dirs, it may take a while... nothing found</text:p>
      <text:p text:style-name="Standard">Searching for LPD Worm files and dirs... <text:s text:c="19"/>nothing found</text:p>
      <text:p text:style-name="Standard">Searching for Ramen Worm files and dirs... <text:s text:c="17"/>nothing found</text:p>
      <text:p text:style-name="Standard">Searching for Maniac files and dirs... <text:s text:c="21"/>nothing found</text:p>
      <text:p text:style-name="Standard">Searching for RK17 files and dirs... <text:s text:c="23"/>nothing found</text:p>
      <text:p text:style-name="Standard">Searching for Ducoci rootkit... <text:s text:c="28"/>nothing found</text:p>
      <text:p text:style-name="Standard">Searching for Adore Worm... <text:s text:c="32"/>nothing found</text:p>
      <text:p text:style-name="Standard">Searching for ShitC Worm... <text:s text:c="32"/>nothing found</text:p>
      <text:p text:style-name="Standard">Searching for Omega Worm... <text:s text:c="32"/>nothing found</text:p>
      <text:p text:style-name="Standard">Searching for Sadmind/IIS Worm... <text:s text:c="26"/>nothing found</text:p>
      <text:p text:style-name="Standard">Searching for MonKit... <text:s text:c="36"/>nothing found</text:p>
      <text:p text:style-name="Standard">Searching for Showtee... <text:s text:c="35"/>nothing found</text:p>
      <text:p text:style-name="Standard">Searching for OpticKit... <text:s text:c="34"/>nothing found</text:p>
      <text:p text:style-name="Standard">Searching for T.R.K... <text:s text:c="37"/>nothing found</text:p>
      <text:p text:style-name="Standard"><text:soft-page-break/>Searching for Mithra... <text:s text:c="36"/>nothing found</text:p>
      <text:p text:style-name="Standard">Searching for LOC rootkit... <text:s text:c="31"/>nothing found</text:p>
      <text:p text:style-name="Standard">Searching for Romanian rootkit... <text:s text:c="26"/>nothing found</text:p>
      <text:p text:style-name="Standard">Searching for Suckit rootkit... <text:s text:c="28"/>nothing found</text:p>
      <text:p text:style-name="Standard">Searching for Volc rootkit... <text:s text:c="30"/>nothing found</text:p>
      <text:p text:style-name="Standard">Searching for Gold2 rootkit... <text:s text:c="29"/>nothing found</text:p>
      <text:p text:style-name="Standard">Searching for TC2 Worm default files and dirs... <text:s text:c="11"/>nothing found</text:p>
      <text:p text:style-name="Standard">Searching for Anonoying rootkit default files and dirs... <text:s text:c="2"/>nothing found</text:p>
      <text:p text:style-name="Standard">Searching for ZK rootkit default files and dirs... <text:s text:c="9"/>nothing found</text:p>
      <text:p text:style-name="Standard">Searching for ShKit rootkit default files and dirs... <text:s text:c="6"/>nothing found</text:p>
      <text:p text:style-name="Standard">Searching for AjaKit rootkit default files and dirs... <text:s text:c="5"/>nothing found</text:p>
      <text:p text:style-name="Standard">Searching for zaRwT rootkit default files and dirs... <text:s text:c="6"/>nothing found</text:p>
      <text:p text:style-name="Standard">Searching for Madalin rootkit default files... <text:s text:c="13"/>nothing found</text:p>
      <text:p text:style-name="Standard">Searching for Fu rootkit default files... <text:s text:c="18"/>nothing found</text:p>
      <text:p text:style-name="Standard">Searching for ESRK rootkit default files... <text:s text:c="16"/>nothing found</text:p>
      <text:p text:style-name="Standard">Searching for rootedoor... <text:s text:c="33"/>nothing found</text:p>
      <text:p text:style-name="Standard">Searching for ENYELKM rootkit default files... <text:s text:c="13"/>nothing found</text:p>
      <text:p text:style-name="Standard">Searching for common ssh-scanners default files... <text:s text:c="9"/>nothing found</text:p>
      <text:p text:style-name="Standard">Searching for suspect PHP files... <text:s text:c="25"/>nothing found</text:p>
      <text:p text:style-name="Standard">Searching for anomalies in shell history files... <text:s text:c="10"/>nothing found</text:p>
      <text:p text:style-name="Standard">Checking `asp'... <text:s text:c="42"/>not infected</text:p>
      <text:p text:style-name="Standard">Checking `bindshell'... <text:s text:c="36"/>not infected</text:p>
      <text:p text:style-name="Standard">Checking `lkm'... <text:s text:c="42"/>chkproc: nothing detected</text:p>
      <text:p text:style-name="Standard">chkdirs: nothing detected</text:p>
      <text:p text:style-name="Standard">Checking `rexedcs'... <text:s text:c="38"/>not found</text:p>
      <text:p text:style-name="Standard">Checking `sniffer'... <text:s text:c="38"/>lo: not promisc and no packet sniffer sockets</text:p>
      <text:p text:style-name="Standard">eth0: PACKET SNIFFER(/sbin/dhclient[900])</text:p>
      <text:p text:style-name="Standard">Checking `w55808'... <text:s text:c="39"/>not infected</text:p>
      <text:p text:style-name="Standard">Checking `wted'... <text:s text:c="41"/>chkwtmp: nothing deleted</text:p>
      <text:p text:style-name="Standard">Checking `scalper'... <text:s text:c="38"/>not infected</text:p>
      <text:p text:style-name="Standard">Checking `slapper'... <text:s text:c="38"/>not infected</text:p>
      <text:p text:style-name="Standard">Checking `z2'... <text:s text:c="43"/>user administrator deleted or never logged from lastlog!</text:p>
      <text:p text:style-name="Standard">Checking `chkutmp'... <text:s text:c="38"/>chkutmp: nothing deleted</text:p>
      <text:p text:style-name="Standard">Checking `OSX_RSPLUG'... <text:s text:c="35"/>not infected</text:p>
      <text:p text:style-name="Standard">administrator@ubuntu:~$ sudo wireshark</text:p>
      <text:p text:style-name="Standard"></text:p>
      <text:p text:style-name="Standard"><text:s text:c="4"/></text:p>
      <text:p text:style-name="Standard"></text:p>
      <text:p text:style-name="Standard">^Cadministrator@ubuntu:~$ <text:s text:c="18"/></text:p>
      <text:p text:style-name="Standard">administrator@ubuntu:~$ sudo chkrootkit</text:p>
      <text:p text:style-name="Standard">[sudo] password for administrator: </text:p>
      <text:p text:style-name="Standard">ROOTDIR is `/'</text:p>
      <text:p text:style-name="Standard">Checking `amd'... <text:s text:c="42"/>not found</text:p>
      <text:p text:style-name="Standard">Checking `basename'... <text:s text:c="37"/>not infected</text:p>
      <text:p text:style-name="Standard">Checking `biff'... <text:s text:c="41"/>not found</text:p>
      <text:p text:style-name="Standard">Checking `chfn'... <text:s text:c="41"/>not infected</text:p>
      <text:p text:style-name="Standard">Checking `chsh'... <text:s text:c="41"/>not infected</text:p>
      <text:p text:style-name="Standard">Checking `cron'... <text:s text:c="41"/>not infected</text:p>
      <text:p text:style-name="Standard">Checking `crontab'... <text:s text:c="38"/>not infected</text:p>
      <text:p text:style-name="Standard"><text:soft-page-break/>Checking `date'... <text:s text:c="41"/>not infected</text:p>
      <text:p text:style-name="Standard">Checking `du'... <text:s text:c="43"/>not infected</text:p>
      <text:p text:style-name="Standard">Checking `dirname'... <text:s text:c="38"/>not infected</text:p>
      <text:p text:style-name="Standard">Checking `echo'... <text:s text:c="41"/>not infected</text:p>
      <text:p text:style-name="Standard">Checking `egrep'... <text:s text:c="40"/>not infected</text:p>
      <text:p text:style-name="Standard">Checking `env'... <text:s text:c="42"/>not infected</text:p>
      <text:p text:style-name="Standard">Checking `find'... <text:s text:c="41"/>not infected</text:p>
      <text:p text:style-name="Standard">Checking `fingerd'... <text:s text:c="38"/>not found</text:p>
      <text:p text:style-name="Standard">Checking `gpm'... <text:s text:c="42"/>not found</text:p>
      <text:p text:style-name="Standard">Checking `grep'... <text:s text:c="41"/>not infected</text:p>
      <text:p text:style-name="Standard">Checking `hdparm'... <text:s text:c="39"/>not infected</text:p>
      <text:p text:style-name="Standard">Checking `su'... <text:s text:c="43"/>not infected</text:p>
      <text:p text:style-name="Standard">Checking `ifconfig'... <text:s text:c="37"/>not infected</text:p>
      <text:p text:style-name="Standard">Checking `inetd'... <text:s text:c="40"/>not infected</text:p>
      <text:p text:style-name="Standard">Checking `inetdconf'... <text:s text:c="36"/>not found</text:p>
      <text:p text:style-name="Standard">Checking `identd'... <text:s text:c="39"/>not found</text:p>
      <text:p text:style-name="Standard">Checking `init'... <text:s text:c="41"/>not infected</text:p>
      <text:p text:style-name="Standard">Checking `killall'... <text:s text:c="38"/>not infected</text:p>
      <text:p text:style-name="Standard">Checking `ldsopreload'... <text:s text:c="34"/>not infected</text:p>
      <text:p text:style-name="Standard">Checking `login'... <text:s text:c="40"/>not infected</text:p>
      <text:p text:style-name="Standard">Checking `ls'... <text:s text:c="43"/>not infected</text:p>
      <text:p text:style-name="Standard">Checking `lsof'... <text:s text:c="41"/>not infected</text:p>
      <text:p text:style-name="Standard">Checking `mail'... <text:s text:c="41"/>not found</text:p>
      <text:p text:style-name="Standard">Checking `mingetty'... <text:s text:c="37"/>not found</text:p>
      <text:p text:style-name="Standard">Checking `netstat'... <text:s text:c="38"/>not infected</text:p>
      <text:p text:style-name="Standard">Checking `named'... <text:s text:c="40"/>not found</text:p>
      <text:p text:style-name="Standard">Checking `passwd'... <text:s text:c="39"/>not infected</text:p>
      <text:p text:style-name="Standard">Checking `pidof'... <text:s text:c="40"/>not infected</text:p>
      <text:p text:style-name="Standard">Checking `pop2'... <text:s text:c="41"/>not found</text:p>
      <text:p text:style-name="Standard">Checking `pop3'... <text:s text:c="41"/>not found</text:p>
      <text:p text:style-name="Standard">Checking `ps'... <text:s text:c="43"/>not infected</text:p>
      <text:p text:style-name="Standard">Checking `pstree'... <text:s text:c="39"/>not infected</text:p>
      <text:p text:style-name="Standard">Checking `rpcinfo'... <text:s text:c="38"/>not found</text:p>
      <text:p text:style-name="Standard">Checking `rlogind'... <text:s text:c="38"/>not found</text:p>
      <text:p text:style-name="Standard">Checking `rshd'... <text:s text:c="41"/>not found</text:p>
      <text:p text:style-name="Standard">Checking `slogin'... <text:s text:c="39"/>not infected</text:p>
      <text:p text:style-name="Standard">Checking `sendmail'... <text:s text:c="37"/>not found</text:p>
      <text:p text:style-name="Standard">Checking `sshd'... <text:s text:c="41"/>not found</text:p>
      <text:p text:style-name="Standard">Checking `syslogd'... <text:s text:c="38"/>not tested</text:p>
      <text:p text:style-name="Standard">Checking `tar'... <text:s text:c="42"/>not infected</text:p>
      <text:p text:style-name="Standard">Checking `tcpd'... <text:s text:c="41"/>not infected</text:p>
      <text:p text:style-name="Standard">Checking `tcpdump'... <text:s text:c="38"/>not infected</text:p>
      <text:p text:style-name="Standard">Checking `top'... <text:s text:c="42"/>not infected</text:p>
      <text:p text:style-name="Standard">Checking `telnetd'... <text:s text:c="38"/>not found</text:p>
      <text:p text:style-name="Standard">Checking `timed'... <text:s text:c="40"/>not found</text:p>
      <text:p text:style-name="Standard">Checking `traceroute'... <text:s text:c="35"/>not found</text:p>
      <text:p text:style-name="Standard">Checking `vdir'... <text:s text:c="41"/>not infected</text:p>
      <text:p text:style-name="Standard">Checking `w'... <text:s text:c="44"/>not infected</text:p>
      <text:p text:style-name="Standard">Checking `write'... <text:s text:c="40"/>not infected</text:p>
      <text:p text:style-name="Standard"><text:soft-page-break/>Checking `aliens'... <text:s text:c="39"/>no suspect files</text:p>
      <text:p text:style-name="Standard">Searching for sniffer's logs, it may take a while... <text:s text:c="7"/>nothing found</text:p>
      <text:p text:style-name="Standard">Searching for rootkit HiDrootkit's default files... <text:s text:c="8"/>nothing found</text:p>
      <text:p text:style-name="Standard">Searching for rootkit t0rn's default files... <text:s text:c="14"/>nothing found</text:p>
      <text:p text:style-name="Standard">Searching for t0rn's v8 defaults... <text:s text:c="24"/>nothing found</text:p>
      <text:p text:style-name="Standard">Searching for rootkit Lion's default files... <text:s text:c="14"/>nothing found</text:p>
      <text:p text:style-name="Standard">Searching for rootkit RSHA's default files... <text:s text:c="14"/>nothing found</text:p>
      <text:p text:style-name="Standard">Searching for rootkit RH-Sharpe's default files... <text:s text:c="9"/>nothing found</text:p>
      <text:p text:style-name="Standard">Searching for Ambient's rootkit (ark) default files and dirs... nothing found</text:p>
      <text:p text:style-name="Standard">Searching for suspicious files and dirs, it may take a while... nothing found</text:p>
      <text:p text:style-name="Standard">Searching for LPD Worm files and dirs... <text:s text:c="19"/>nothing found</text:p>
      <text:p text:style-name="Standard">Searching for Ramen Worm files and dirs... <text:s text:c="17"/>nothing found</text:p>
      <text:p text:style-name="Standard">Searching for Maniac files and dirs... <text:s text:c="21"/>nothing found</text:p>
      <text:p text:style-name="Standard">Searching for RK17 files and dirs... <text:s text:c="23"/>nothing found</text:p>
      <text:p text:style-name="Standard">Searching for Ducoci rootkit... <text:s text:c="28"/>nothing found</text:p>
      <text:p text:style-name="Standard">Searching for Adore Worm... <text:s text:c="32"/>nothing found</text:p>
      <text:p text:style-name="Standard">Searching for ShitC Worm... <text:s text:c="32"/>nothing found</text:p>
      <text:p text:style-name="Standard">Searching for Omega Worm... <text:s text:c="32"/>nothing found</text:p>
      <text:p text:style-name="Standard">Searching for Sadmind/IIS Worm... <text:s text:c="26"/>nothing found</text:p>
      <text:p text:style-name="Standard">Searching for MonKit... <text:s text:c="36"/>nothing found</text:p>
      <text:p text:style-name="Standard">Searching for Showtee... <text:s text:c="35"/>nothing found</text:p>
      <text:p text:style-name="Standard">Searching for OpticKit... <text:s text:c="34"/>nothing found</text:p>
      <text:p text:style-name="Standard">Searching for T.R.K... <text:s text:c="37"/>nothing found</text:p>
      <text:p text:style-name="Standard">Searching for Mithra... <text:s text:c="36"/>nothing found</text:p>
      <text:p text:style-name="Standard">Searching for LOC rootkit... <text:s text:c="31"/>nothing found</text:p>
      <text:p text:style-name="Standard">Searching for Romanian rootkit... <text:s text:c="26"/>nothing found</text:p>
      <text:p text:style-name="Standard">Searching for Suckit rootkit... <text:s text:c="28"/>nothing found</text:p>
      <text:p text:style-name="Standard">Searching for Volc rootkit... <text:s text:c="30"/>nothing found</text:p>
      <text:p text:style-name="Standard">Searching for Gold2 rootkit... <text:s text:c="29"/>nothing found</text:p>
      <text:p text:style-name="Standard">Searching for TC2 Worm default files and dirs... <text:s text:c="11"/>nothing found</text:p>
      <text:p text:style-name="Standard">Searching for Anonoying rootkit default files and dirs... <text:s text:c="2"/>nothing found</text:p>
      <text:p text:style-name="Standard">Searching for ZK rootkit default files and dirs... <text:s text:c="9"/>nothing found</text:p>
      <text:p text:style-name="Standard">Searching for ShKit rootkit default files and dirs... <text:s text:c="6"/>nothing found</text:p>
      <text:p text:style-name="Standard">Searching for AjaKit rootkit default files and dirs... <text:s text:c="5"/>nothing found</text:p>
      <text:p text:style-name="Standard">Searching for zaRwT rootkit default files and dirs... <text:s text:c="6"/>nothing found</text:p>
      <text:p text:style-name="Standard">Searching for Madalin rootkit default files... <text:s text:c="13"/>nothing found</text:p>
      <text:p text:style-name="Standard">Searching for Fu rootkit default files... <text:s text:c="18"/>nothing found</text:p>
      <text:p text:style-name="Standard">Searching for ESRK rootkit default files... <text:s text:c="16"/>nothing found</text:p>
      <text:p text:style-name="Standard">Searching for rootedoor... <text:s text:c="33"/>nothing found</text:p>
      <text:p text:style-name="Standard">Searching for ENYELKM rootkit default files... <text:s text:c="13"/>nothing found</text:p>
      <text:p text:style-name="Standard">Searching for common ssh-scanners default files... <text:s text:c="9"/>nothing found</text:p>
      <text:p text:style-name="Standard">Searching for suspect PHP files... <text:s text:c="25"/>nothing found</text:p>
      <text:p text:style-name="Standard">Searching for anomalies in shell history files... <text:s text:c="10"/>nothing found</text:p>
      <text:p text:style-name="Standard">Checking `asp'... <text:s text:c="42"/>not infected</text:p>
      <text:p text:style-name="Standard">Checking `bindshell'... <text:s text:c="36"/>not infected</text:p>
      <text:p text:style-name="Standard">Checking `lkm'... <text:s text:c="42"/>chkproc: nothing detected</text:p>
      <text:p text:style-name="Standard">chkdirs: nothing detected</text:p>
      <text:p text:style-name="Standard">Checking `rexedcs'... <text:s text:c="38"/>not found</text:p>
      <text:p text:style-name="Standard">Checking `sniffer'... <text:s text:c="38"/>lo: not promisc and no packet sniffer sockets</text:p>
      <text:p text:style-name="Standard"><text:soft-page-break/>eth0: PACKET SNIFFER(/sbin/dhclient[900])</text:p>
      <text:p text:style-name="Standard">Checking `w55808'... <text:s text:c="39"/>not infected</text:p>
      <text:p text:style-name="Standard">Checking `wted'... <text:s text:c="41"/>chkwtmp: nothing deleted</text:p>
      <text:p text:style-name="Standard">Checking `scalper'... <text:s text:c="38"/>not infected</text:p>
      <text:p text:style-name="Standard">Checking `slapper'... <text:s text:c="38"/>not infected</text:p>
      <text:p text:style-name="Standard">Checking `z2'... <text:s text:c="43"/>user administrator deleted or never logged from lastlog!</text:p>
      <text:p text:style-name="Standard">Checking `chkutmp'... <text:s text:c="38"/>chkutmp: nothing deleted</text:p>
      <text:p text:style-name="Standard">Checking `OSX_RSPLUG'... <text:s text:c="35"/>not infected</text:p>
      <text:p text:style-name="Standard">administrator@ubuntu:~$ sudo chkrootkit</text:p>
      <text:p text:style-name="Standard">ROOTDIR is `/'</text:p>
      <text:p text:style-name="Standard">Checking `amd'... <text:s text:c="42"/>not found</text:p>
      <text:p text:style-name="Standard">Checking `basename'... <text:s text:c="37"/>not infected</text:p>
      <text:p text:style-name="Standard">Checking `biff'... <text:s text:c="41"/>not found</text:p>
      <text:p text:style-name="Standard">Checking `chfn'... <text:s text:c="41"/>not infected</text:p>
      <text:p text:style-name="Standard">Checking `chsh'... <text:s text:c="41"/>not infected</text:p>
      <text:p text:style-name="Standard">Checking `cron'... <text:s text:c="41"/>not infected</text:p>
      <text:p text:style-name="Standard">Checking `crontab'... <text:s text:c="38"/>not infected</text:p>
      <text:p text:style-name="Standard">Checking `date'... <text:s text:c="41"/>not infected</text:p>
      <text:p text:style-name="Standard">Checking `du'... <text:s text:c="43"/>not infected</text:p>
      <text:p text:style-name="Standard">Checking `dirname'... <text:s text:c="38"/>not infected</text:p>
      <text:p text:style-name="Standard">Checking `echo'... <text:s text:c="41"/>not infected</text:p>
      <text:p text:style-name="Standard">Checking `egrep'... <text:s text:c="40"/>not infected</text:p>
      <text:p text:style-name="Standard">Checking `env'... <text:s text:c="42"/>not infected</text:p>
      <text:p text:style-name="Standard">Checking `find'... <text:s text:c="41"/>not infected</text:p>
      <text:p text:style-name="Standard">Checking `fingerd'... <text:s text:c="38"/>not found</text:p>
      <text:p text:style-name="Standard">Checking `gpm'... <text:s text:c="42"/>not found</text:p>
      <text:p text:style-name="Standard">Checking `grep'... <text:s text:c="41"/>not infected</text:p>
      <text:p text:style-name="Standard">Checking `hdparm'... <text:s text:c="39"/>not infected</text:p>
      <text:p text:style-name="Standard">Checking `su'... <text:s text:c="43"/>not infected</text:p>
      <text:p text:style-name="Standard">Checking `ifconfig'... <text:s text:c="37"/>not infected</text:p>
      <text:p text:style-name="Standard">Checking `inetd'... <text:s text:c="40"/>not infected</text:p>
      <text:p text:style-name="Standard">Checking `inetdconf'... <text:s text:c="36"/>not found</text:p>
      <text:p text:style-name="Standard">Checking `identd'... <text:s text:c="39"/>not found</text:p>
      <text:p text:style-name="Standard">Checking `init'... <text:s text:c="41"/>not infected</text:p>
      <text:p text:style-name="Standard">Checking `killall'... <text:s text:c="38"/>not infected</text:p>
      <text:p text:style-name="Standard">Checking `ldsopreload'... <text:s text:c="34"/>not infected</text:p>
      <text:p text:style-name="Standard">Checking `login'... <text:s text:c="40"/>not infected</text:p>
      <text:p text:style-name="Standard">Checking `ls'... <text:s text:c="43"/>not infected</text:p>
      <text:p text:style-name="Standard">Checking `lsof'... <text:s text:c="41"/>not infected</text:p>
      <text:p text:style-name="Standard">Checking `mail'... <text:s text:c="41"/>not found</text:p>
      <text:p text:style-name="Standard">Checking `mingetty'... <text:s text:c="37"/>not found</text:p>
      <text:p text:style-name="Standard">Checking `netstat'... <text:s text:c="38"/>not infected</text:p>
      <text:p text:style-name="Standard">Checking `named'... <text:s text:c="40"/>not found</text:p>
      <text:p text:style-name="Standard">Checking `passwd'... <text:s text:c="39"/>not infected</text:p>
      <text:p text:style-name="Standard">Checking `pidof'... <text:s text:c="40"/>not infected</text:p>
      <text:p text:style-name="Standard">Checking `pop2'... <text:s text:c="41"/>not found</text:p>
      <text:p text:style-name="Standard">Checking `pop3'... <text:s text:c="41"/>not found</text:p>
      <text:p text:style-name="Standard">Checking `ps'... <text:s text:c="43"/>not infected</text:p>
      <text:p text:style-name="Standard">Checking `pstree'... <text:s text:c="39"/>not infected</text:p>
      <text:p text:style-name="Standard"><text:soft-page-break/>Checking `rpcinfo'... <text:s text:c="38"/>not found</text:p>
      <text:p text:style-name="Standard">Checking `rlogind'... <text:s text:c="38"/>not found</text:p>
      <text:p text:style-name="Standard">Checking `rshd'... <text:s text:c="41"/>not found</text:p>
      <text:p text:style-name="Standard">Checking `slogin'... <text:s text:c="39"/>not infected</text:p>
      <text:p text:style-name="Standard">Checking `sendmail'... <text:s text:c="37"/>not found</text:p>
      <text:p text:style-name="Standard">Checking `sshd'... <text:s text:c="41"/>not found</text:p>
      <text:p text:style-name="Standard">Checking `syslogd'... <text:s text:c="38"/>not tested</text:p>
      <text:p text:style-name="Standard">Checking `tar'... <text:s text:c="42"/>not infected</text:p>
      <text:p text:style-name="Standard">Checking `tcpd'... <text:s text:c="41"/>not infected</text:p>
      <text:p text:style-name="Standard">Checking `tcpdump'... <text:s text:c="38"/>not infected</text:p>
      <text:p text:style-name="Standard">Checking `top'... <text:s text:c="42"/>not infected</text:p>
      <text:p text:style-name="Standard">Checking `telnetd'... <text:s text:c="38"/>not found</text:p>
      <text:p text:style-name="Standard">Checking `timed'... <text:s text:c="40"/>not found</text:p>
      <text:p text:style-name="Standard">Checking `traceroute'... <text:s text:c="35"/>not found</text:p>
      <text:p text:style-name="Standard">Checking `vdir'... <text:s text:c="41"/>not infected</text:p>
      <text:p text:style-name="Standard">Checking `w'... <text:s text:c="44"/>not infected</text:p>
      <text:p text:style-name="Standard">Checking `write'... <text:s text:c="40"/>not infected</text:p>
      <text:p text:style-name="Standard">Checking `aliens'... <text:s text:c="39"/>no suspect files</text:p>
      <text:p text:style-name="Standard">Searching for sniffer's logs, it may take a while... <text:s text:c="7"/>nothing found</text:p>
      <text:p text:style-name="Standard">Searching for rootkit HiDrootkit's default files... <text:s text:c="8"/>nothing found</text:p>
      <text:p text:style-name="Standard">Searching for rootkit t0rn's default files... <text:s text:c="14"/>nothing found</text:p>
      <text:p text:style-name="Standard">Searching for t0rn's v8 defaults... <text:s text:c="24"/>nothing found</text:p>
      <text:p text:style-name="Standard">Searching for rootkit Lion's default files... <text:s text:c="14"/>nothing found</text:p>
      <text:p text:style-name="Standard">Searching for rootkit RSHA's default files... <text:s text:c="14"/>nothing found</text:p>
      <text:p text:style-name="Standard">Searching for rootkit RH-Sharpe's default files... <text:s text:c="9"/>nothing found</text:p>
      <text:p text:style-name="Standard">Searching for Ambient's rootkit (ark) default files and dirs... nothing found</text:p>
      <text:p text:style-name="Standard">Searching for suspicious files and dirs, it may take a while... nothing found</text:p>
      <text:p text:style-name="Standard">Searching for LPD Worm files and dirs... <text:s text:c="19"/>nothing found</text:p>
      <text:p text:style-name="Standard">Searching for Ramen Worm files and dirs... <text:s text:c="17"/>nothing found</text:p>
      <text:p text:style-name="Standard">Searching for Maniac files and dirs... <text:s text:c="21"/>nothing found</text:p>
      <text:p text:style-name="Standard">Searching for RK17 files and dirs... <text:s text:c="23"/>nothing found</text:p>
      <text:p text:style-name="Standard">Searching for Ducoci rootkit... <text:s text:c="28"/>nothing found</text:p>
      <text:p text:style-name="Standard">Searching for Adore Worm... <text:s text:c="32"/>nothing found</text:p>
      <text:p text:style-name="Standard">Searching for ShitC Worm... <text:s text:c="32"/>nothing found</text:p>
      <text:p text:style-name="Standard">Searching for Omega Worm... <text:s text:c="32"/>nothing found</text:p>
      <text:p text:style-name="Standard">Searching for Sadmind/IIS Worm... <text:s text:c="26"/>nothing found</text:p>
      <text:p text:style-name="Standard">Searching for MonKit... <text:s text:c="36"/>nothing found</text:p>
      <text:p text:style-name="Standard">Searching for Showtee... <text:s text:c="35"/>nothing found</text:p>
      <text:p text:style-name="Standard">Searching for OpticKit... <text:s text:c="34"/>nothing found</text:p>
      <text:p text:style-name="Standard">Searching for T.R.K... <text:s text:c="37"/>nothing found</text:p>
      <text:p text:style-name="Standard">Searching for Mithra... <text:s text:c="36"/>nothing found</text:p>
      <text:p text:style-name="Standard">Searching for LOC rootkit... <text:s text:c="31"/>nothing found</text:p>
      <text:p text:style-name="Standard">Searching for Romanian rootkit... <text:s text:c="26"/>nothing found</text:p>
      <text:p text:style-name="Standard">Searching for Suckit rootkit... <text:s text:c="28"/>nothing found</text:p>
      <text:p text:style-name="Standard">Searching for Volc rootkit... <text:s text:c="30"/>nothing found</text:p>
      <text:p text:style-name="Standard">Searching for Gold2 rootkit... <text:s text:c="29"/>nothing found</text:p>
      <text:p text:style-name="Standard">Searching for TC2 Worm default files and dirs... <text:s text:c="11"/>nothing found</text:p>
      <text:p text:style-name="Standard">Searching for Anonoying rootkit default files and dirs... <text:s text:c="2"/>nothing found</text:p>
      <text:p text:style-name="Standard">Searching for ZK rootkit default files and dirs... <text:s text:c="9"/>nothing found</text:p>
      <text:p text:style-name="Standard"><text:soft-page-break/>Searching for ShKit rootkit default files and dirs... <text:s text:c="6"/>nothing found</text:p>
      <text:p text:style-name="Standard">Searching for AjaKit rootkit default files and dirs... <text:s text:c="5"/>nothing found</text:p>
      <text:p text:style-name="Standard">Searching for zaRwT rootkit default files and dirs... <text:s text:c="6"/>nothing found</text:p>
      <text:p text:style-name="Standard">Searching for Madalin rootkit default files... <text:s text:c="13"/>nothing found</text:p>
      <text:p text:style-name="Standard">Searching for Fu rootkit default files... <text:s text:c="18"/>nothing found</text:p>
      <text:p text:style-name="Standard">Searching for ESRK rootkit default files... <text:s text:c="16"/>nothing found</text:p>
      <text:p text:style-name="Standard">Searching for rootedoor... <text:s text:c="33"/>nothing found</text:p>
      <text:p text:style-name="Standard">Searching for ENYELKM rootkit default files... <text:s text:c="13"/>nothing found</text:p>
      <text:p text:style-name="Standard">Searching for common ssh-scanners default files... <text:s text:c="9"/>nothing found</text:p>
      <text:p text:style-name="Standard">Searching for suspect PHP files... <text:s text:c="25"/>nothing found</text:p>
      <text:p text:style-name="Standard">Searching for anomalies in shell history files... <text:s text:c="10"/>nothing found</text:p>
      <text:p text:style-name="Standard">Checking `asp'... <text:s text:c="42"/>not infected</text:p>
      <text:p text:style-name="Standard">Checking `bindshell'... <text:s text:c="36"/>not infected</text:p>
      <text:p text:style-name="Standard">Checking `lkm'... <text:s text:c="42"/>chkproc: nothing detected</text:p>
      <text:p text:style-name="Standard">chkdirs: nothing detected</text:p>
      <text:p text:style-name="Standard">Checking `rexedcs'... <text:s text:c="38"/>not found</text:p>
      <text:p text:style-name="Standard">Checking `sniffer'... <text:s text:c="38"/>lo: not promisc and no packet sniffer sockets</text:p>
      <text:p text:style-name="Standard">eth0: PACKET SNIFFER(/sbin/dhclient[900])</text:p>
      <text:p text:style-name="Standard">Checking `w55808'... <text:s text:c="39"/>not infected</text:p>
      <text:p text:style-name="Standard">Checking `wted'... <text:s text:c="41"/>chkwtmp: nothing deleted</text:p>
      <text:p text:style-name="Standard">Checking `scalper'... <text:s text:c="38"/>not infected</text:p>
      <text:p text:style-name="Standard">Checking `slapper'... <text:s text:c="38"/>not infected</text:p>
      <text:p text:style-name="Standard">Checking `z2'... <text:s text:c="43"/>user administrator deleted or never logged from lastlog!</text:p>
      <text:p text:style-name="Standard">Checking `chkutmp'... <text:s text:c="38"/>chkutmp: nothing deleted</text:p>
      <text:p text:style-name="Standard">Checking `OSX_RSPLUG'... <text:s text:c="35"/>not infected</text:p>
      <text:p text:style-name="Standard">administrator@ubuntu:~$ sudo wireshark</text:p>
      <text:p text:style-name="Standard"></text:p>
      <text:p text:style-name="Standard">administrator@ubuntu:~$ sudo chkrootkit</text:p>
      <text:p text:style-name="Standard">[sudo] password for administrator: </text:p>
      <text:p text:style-name="Standard">ROOTDIR is `/'</text:p>
      <text:p text:style-name="Standard">Checking `amd'... <text:s text:c="42"/>not found</text:p>
      <text:p text:style-name="Standard">Checking `basename'... <text:s text:c="37"/>not infected</text:p>
      <text:p text:style-name="Standard">Checking `biff'... <text:s text:c="41"/>not found</text:p>
      <text:p text:style-name="Standard">Checking `chfn'... <text:s text:c="41"/>not infected</text:p>
      <text:p text:style-name="Standard">Checking `chsh'... <text:s text:c="41"/>not infected</text:p>
      <text:p text:style-name="Standard">Checking `cron'... <text:s text:c="41"/>not infected</text:p>
      <text:p text:style-name="Standard">Checking `crontab'... <text:s text:c="38"/>not infected</text:p>
      <text:p text:style-name="Standard">Checking `date'... <text:s text:c="41"/>not infected</text:p>
      <text:p text:style-name="Standard">Checking `du'... <text:s text:c="43"/>not infected</text:p>
      <text:p text:style-name="Standard">Checking `dirname'... <text:s text:c="38"/>not infected</text:p>
      <text:p text:style-name="Standard">Checking `echo'... <text:s text:c="41"/>not infected</text:p>
      <text:p text:style-name="Standard">Checking `egrep'... <text:s text:c="40"/>not infected</text:p>
      <text:p text:style-name="Standard">Checking `env'... <text:s text:c="42"/>not infected</text:p>
      <text:p text:style-name="Standard">Checking `find'... <text:s text:c="41"/>not infected</text:p>
      <text:p text:style-name="Standard">Checking `fingerd'... <text:s text:c="38"/>not found</text:p>
      <text:p text:style-name="Standard">Checking `gpm'... <text:s text:c="42"/>not found</text:p>
      <text:p text:style-name="Standard">Checking `grep'... <text:s text:c="41"/>not infected</text:p>
      <text:p text:style-name="Standard">Checking `hdparm'... <text:s text:c="39"/>not infected</text:p>
      <text:p text:style-name="Standard">Checking `su'... <text:s text:c="43"/>not infected</text:p>
      <text:p text:style-name="Standard"><text:soft-page-break/>Checking `ifconfig'... <text:s text:c="37"/>not infected</text:p>
      <text:p text:style-name="Standard">Checking `inetd'... <text:s text:c="40"/>not infected</text:p>
      <text:p text:style-name="Standard">Checking `inetdconf'... <text:s text:c="36"/>not found</text:p>
      <text:p text:style-name="Standard">Checking `identd'... <text:s text:c="39"/>not found</text:p>
      <text:p text:style-name="Standard">Checking `init'... <text:s text:c="41"/>not infected</text:p>
      <text:p text:style-name="Standard">Checking `killall'... <text:s text:c="38"/>not infected</text:p>
      <text:p text:style-name="Standard">Checking `ldsopreload'... <text:s text:c="34"/>not infected</text:p>
      <text:p text:style-name="Standard">Checking `login'... <text:s text:c="40"/>not infected</text:p>
      <text:p text:style-name="Standard">Checking `ls'... <text:s text:c="43"/>not infected</text:p>
      <text:p text:style-name="Standard">Checking `lsof'... <text:s text:c="41"/>not infected</text:p>
      <text:p text:style-name="Standard">Checking `mail'... <text:s text:c="41"/>not found</text:p>
      <text:p text:style-name="Standard">Checking `mingetty'... <text:s text:c="37"/>not found</text:p>
      <text:p text:style-name="Standard">Checking `netstat'... <text:s text:c="38"/>not infected</text:p>
      <text:p text:style-name="Standard">Checking `named'... <text:s text:c="40"/>not found</text:p>
      <text:p text:style-name="Standard">Checking `passwd'... <text:s text:c="39"/>not infected</text:p>
      <text:p text:style-name="Standard">Checking `pidof'... <text:s text:c="40"/>not infected</text:p>
      <text:p text:style-name="Standard">Checking `pop2'... <text:s text:c="41"/>not found</text:p>
      <text:p text:style-name="Standard">Checking `pop3'... <text:s text:c="41"/>not found</text:p>
      <text:p text:style-name="Standard">Checking `ps'... <text:s text:c="43"/>not infected</text:p>
      <text:p text:style-name="Standard">Checking `pstree'... <text:s text:c="39"/>not infected</text:p>
      <text:p text:style-name="Standard">Checking `rpcinfo'... <text:s text:c="38"/>not found</text:p>
      <text:p text:style-name="Standard">Checking `rlogind'... <text:s text:c="38"/>not found</text:p>
      <text:p text:style-name="Standard">Checking `rshd'... <text:s text:c="41"/>not found</text:p>
      <text:p text:style-name="Standard">Checking `slogin'... <text:s text:c="39"/>not infected</text:p>
      <text:p text:style-name="Standard">Checking `sendmail'... <text:s text:c="37"/>not found</text:p>
      <text:p text:style-name="Standard">Checking `sshd'... <text:s text:c="41"/>not found</text:p>
      <text:p text:style-name="Standard">Checking `syslogd'... <text:s text:c="38"/>not tested</text:p>
      <text:p text:style-name="Standard">Checking `tar'... <text:s text:c="42"/>not infected</text:p>
      <text:p text:style-name="Standard">Checking `tcpd'... <text:s text:c="41"/>not infected</text:p>
      <text:p text:style-name="Standard">Checking `tcpdump'... <text:s text:c="38"/>not infected</text:p>
      <text:p text:style-name="Standard">Checking `top'... <text:s text:c="42"/>not infected</text:p>
      <text:p text:style-name="Standard">Checking `telnetd'... <text:s text:c="38"/>not found</text:p>
      <text:p text:style-name="Standard">Checking `timed'... <text:s text:c="40"/>not found</text:p>
      <text:p text:style-name="Standard">Checking `traceroute'... <text:s text:c="35"/>not found</text:p>
      <text:p text:style-name="Standard">Checking `vdir'... <text:s text:c="41"/>not infected</text:p>
      <text:p text:style-name="Standard">Checking `w'... <text:s text:c="44"/>not infected</text:p>
      <text:p text:style-name="Standard">Checking `write'... <text:s text:c="40"/>not infected</text:p>
      <text:p text:style-name="Standard">Checking `aliens'... <text:s text:c="39"/>no suspect files</text:p>
      <text:p text:style-name="Standard">Searching for sniffer's logs, it may take a while... <text:s text:c="7"/>nothing found</text:p>
      <text:p text:style-name="Standard">Searching for rootkit HiDrootkit's default files... <text:s text:c="8"/>nothing found</text:p>
      <text:p text:style-name="Standard">Searching for rootkit t0rn's default files... <text:s text:c="14"/>nothing found</text:p>
      <text:p text:style-name="Standard">Searching for t0rn's v8 defaults... <text:s text:c="24"/>nothing found</text:p>
      <text:p text:style-name="Standard">Searching for rootkit Lion's default files... <text:s text:c="14"/>nothing found</text:p>
      <text:p text:style-name="Standard">Searching for rootkit RSHA's default files... <text:s text:c="14"/>nothing found</text:p>
      <text:p text:style-name="Standard">Searching for rootkit RH-Sharpe's default files... <text:s text:c="9"/>nothing found</text:p>
      <text:p text:style-name="Standard">Searching for Ambient's rootkit (ark) default files and dirs... nothing found</text:p>
      <text:p text:style-name="Standard">Searching for suspicious files and dirs, it may take a while... nothing found</text:p>
      <text:p text:style-name="Standard">Searching for LPD Worm files and dirs... <text:s text:c="19"/>nothing found</text:p>
      <text:p text:style-name="Standard">Searching for Ramen Worm files and dirs... <text:s text:c="17"/>nothing found</text:p>
      <text:p text:style-name="Standard"><text:soft-page-break/>Searching for Maniac files and dirs... <text:s text:c="21"/>nothing found</text:p>
      <text:p text:style-name="Standard">Searching for RK17 files and dirs... <text:s text:c="23"/>nothing found</text:p>
      <text:p text:style-name="Standard">Searching for Ducoci rootkit... <text:s text:c="28"/>nothing found</text:p>
      <text:p text:style-name="Standard">Searching for Adore Worm... <text:s text:c="32"/>nothing found</text:p>
      <text:p text:style-name="Standard">Searching for ShitC Worm... <text:s text:c="32"/>nothing found</text:p>
      <text:p text:style-name="Standard">Searching for Omega Worm... <text:s text:c="32"/>nothing found</text:p>
      <text:p text:style-name="Standard">Searching for Sadmind/IIS Worm... <text:s text:c="26"/>nothing found</text:p>
      <text:p text:style-name="Standard">Searching for MonKit... <text:s text:c="36"/>nothing found</text:p>
      <text:p text:style-name="Standard">Searching for Showtee... <text:s text:c="35"/>nothing found</text:p>
      <text:p text:style-name="Standard">Searching for OpticKit... <text:s text:c="34"/>nothing found</text:p>
      <text:p text:style-name="Standard">Searching for T.R.K... <text:s text:c="37"/>nothing found</text:p>
      <text:p text:style-name="Standard">Searching for Mithra... <text:s text:c="36"/>nothing found</text:p>
      <text:p text:style-name="Standard">Searching for LOC rootkit... <text:s text:c="31"/>nothing found</text:p>
      <text:p text:style-name="Standard">Searching for Romanian rootkit... <text:s text:c="26"/>nothing found</text:p>
      <text:p text:style-name="Standard">Searching for Suckit rootkit... <text:s text:c="28"/>nothing found</text:p>
      <text:p text:style-name="Standard">Searching for Volc rootkit... <text:s text:c="30"/>nothing found</text:p>
      <text:p text:style-name="Standard">Searching for Gold2 rootkit... <text:s text:c="29"/>nothing found</text:p>
      <text:p text:style-name="Standard">Searching for TC2 Worm default files and dirs... <text:s text:c="11"/>nothing found</text:p>
      <text:p text:style-name="Standard">Searching for Anonoying rootkit default files and dirs... <text:s text:c="2"/>nothing found</text:p>
      <text:p text:style-name="Standard">Searching for ZK rootkit default files and dirs... <text:s text:c="9"/>nothing found</text:p>
      <text:p text:style-name="Standard">Searching for ShKit rootkit default files and dirs... <text:s text:c="6"/>nothing found</text:p>
      <text:p text:style-name="Standard">Searching for AjaKit rootkit default files and dirs... <text:s text:c="5"/>nothing found</text:p>
      <text:p text:style-name="Standard">Searching for zaRwT rootkit default files and dirs... <text:s text:c="6"/>nothing found</text:p>
      <text:p text:style-name="Standard">Searching for Madalin rootkit default files... <text:s text:c="13"/>nothing found</text:p>
      <text:p text:style-name="Standard">Searching for Fu rootkit default files... <text:s text:c="18"/>nothing found</text:p>
      <text:p text:style-name="Standard">Searching for ESRK rootkit default files... <text:s text:c="16"/>nothing found</text:p>
      <text:p text:style-name="Standard">Searching for rootedoor... <text:s text:c="33"/>nothing found</text:p>
      <text:p text:style-name="Standard">Searching for ENYELKM rootkit default files... <text:s text:c="13"/>nothing found</text:p>
      <text:p text:style-name="Standard">Searching for common ssh-scanners default files... <text:s text:c="9"/>nothing found</text:p>
      <text:p text:style-name="Standard">Searching for suspect PHP files... <text:s text:c="25"/>nothing found</text:p>
      <text:p text:style-name="Standard">Searching for anomalies in shell history files... <text:s text:c="10"/>nothing found</text:p>
      <text:p text:style-name="Standard">Checking `asp'... <text:s text:c="42"/>not infected</text:p>
      <text:p text:style-name="Standard">Checking `bindshell'... <text:s text:c="36"/>not infected</text:p>
      <text:p text:style-name="Standard">Checking `lkm'... <text:s text:c="42"/>chkproc: nothing detected</text:p>
      <text:p text:style-name="Standard">chkdirs: nothing detected</text:p>
      <text:p text:style-name="Standard">Checking `rexedcs'... <text:s text:c="38"/>not found</text:p>
      <text:p text:style-name="Standard">Checking `sniffer'... <text:s text:c="38"/>lo: not promisc and no packet sniffer sockets</text:p>
      <text:p text:style-name="Standard">eth0: PACKET SNIFFER(/sbin/dhclient[900])</text:p>
      <text:p text:style-name="Standard">Checking `w55808'... <text:s text:c="39"/>not infected</text:p>
      <text:p text:style-name="Standard">Checking `wted'... <text:s text:c="41"/>chkwtmp: nothing deleted</text:p>
      <text:p text:style-name="Standard">Checking `scalper'... <text:s text:c="38"/>not infected</text:p>
      <text:p text:style-name="Standard">Checking `slapper'... <text:s text:c="38"/>not infected</text:p>
      <text:p text:style-name="Standard">Checking `z2'... <text:s text:c="43"/>user administrator deleted or never logged from lastlog!</text:p>
      <text:p text:style-name="Standard">Checking `chkutmp'... <text:s text:c="38"/>chkutmp: nothing deleted</text:p>
      <text:p text:style-name="Standard">Checking `OSX_RSPLUG'... <text:s text:c="35"/>not infected</text:p>
      <text:p text:style-name="Standard">administrator@ubuntu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7:50:42</meta:creation-date>
    <dc:date>2013-02-13T18:01:36</dc:date>
    <meta:editing-duration>PT10M28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9" meta:paragraph-count="438" meta:word-count="2394" meta:character-count="31332" meta:non-whitespace-character-count="15884"/>
  </office:meta>
</office:document-meta>
</file>